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Latin Modern Math" svg:font-family="'Latin Modern Math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147cm" fo:min-width="4.103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svg:stroke-opacity="20%" draw:fill="none" draw:fill-color="#ffffff" draw:opacity="3%" draw:opacity-name="" draw:textarea-horizontal-align="left" draw:auto-grow-height="true" draw:auto-grow-width="false" fo:min-height="0.991cm" fo:min-width="4.103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20%" draw:fill="none" draw:fill-color="#ffffff" draw:opacity="3%" draw:opacity-name="" draw:textarea-horizontal-align="left" draw:auto-grow-height="true" draw:auto-grow-width="false" fo:min-height="0.892cm" fo:min-width="4.103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2.002cm" fo:min-width="4.103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opacity-name="" draw:textarea-horizontal-align="left" draw:auto-grow-height="true" draw:auto-grow-width="false" fo:min-height="2.002cm" fo:min-width="4.103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0.991cm" fo:min-width="4.103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textarea-horizontal-align="left" draw:auto-grow-height="true" draw:auto-grow-width="false" fo:min-height="1.105cm" fo:min-width="4.103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000000" draw:marker-start-width="0.279cm" draw:marker-end="Arrow_20_concave" draw:marker-end-width="0.379cm" draw:fill="non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svg:stroke-opacity="100%" draw:fill="none" draw:fill-color="#ffffff" draw:opacity="3%" draw:opacity-name="" draw:textarea-horizontal-align="left" draw:auto-grow-height="true" draw:auto-grow-width="false" fo:min-height="0.991cm" fo:min-width="4.103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000000" draw:marker-start-width="0.279cm" draw:marker-end="Arrow_20_concave" draw:marker-end-width="0.379cm" svg:stroke-opacity="20%" draw:fill="non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svg:stroke-opacity="20%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draw:marker-start-width="0.279cm" draw:marker-end="Arrow_20_concave" draw:marker-end-width="0.379cm" draw:fill="non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atin Modern Math" fo:font-size="16pt" style:font-size-asian="16pt" style:font-size-complex="16pt"/>
    </style:style>
    <style:style style:name="P3" style:family="paragraph">
      <style:paragraph-properties fo:text-align="center"/>
      <style:text-properties fo:color="#b2b2b2"/>
    </style:style>
    <style:style style:name="P4" style:family="paragraph">
      <loext:graphic-properties draw:fill="none" draw:fill-color="#ffffff" draw:opacity="3%"/>
      <style:paragraph-properties fo:text-align="center"/>
      <style:text-properties fo:color="#b2b2b2" style:font-name="Latin Modern Math" fo:font-size="16pt" style:font-size-asian="16pt" style:font-size-complex="16pt"/>
    </style:style>
    <style:style style:name="P5" style:family="paragraph">
      <loext:graphic-properties draw:fill="none" draw:fill-color="#ffffff" draw:opacity="3%"/>
      <style:paragraph-properties fo:text-align="center"/>
      <style:text-properties style:font-name="Latin Modern Math" fo:font-size="16pt" style:font-size-asian="16pt" style:font-size-complex="16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text-line-through-style="solid" style:text-line-through-type="single" style:font-name="Latin Modern Math"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Latin Modern Math" fo:font-size="14pt" style:font-size-asian="14pt" style:font-size-complex="14pt"/>
    </style:style>
    <style:style style:name="T2" style:family="text">
      <style:text-properties fo:color="#b2b2b2" style:font-name="Latin Modern Math" fo:font-size="14pt" style:font-size-asian="14pt" style:font-size-complex="14pt"/>
    </style:style>
    <style:style style:name="T3" style:family="text">
      <style:text-properties style:font-name="Latin Modern Math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903cm" svg:height="1.431cm" svg:x="0.112cm" svg:y="2.622cm">
          <draw:text-box>
            <text:p text:style-name="P1"><text:span text:style-name="T1">Input image</text:span></text:p>
          </draw:text-box>
        </draw:frame>
        <draw:frame draw:style-name="gr2" draw:text-style-name="P4" xml:id="id6" draw:id="id6" draw:layer="layout" svg:width="3.681cm" svg:height="1.275cm" svg:x="5.656cm" svg:y="0.203cm">
          <draw:text-box>
            <text:p text:style-name="P3"><text:span text:style-name="T2">Contours &amp; pixel </text:span><text:span text:style-name="T2">intensity</text:span></text:p>
          </draw:text-box>
        </draw:frame>
        <draw:frame draw:style-name="gr3" draw:text-style-name="P4" xml:id="id5" draw:id="id5" draw:layer="layout" svg:width="4.072cm" svg:height="1.275cm" svg:x="5.46cm" svg:y="2.7cm">
          <draw:text-box>
            <text:p text:style-name="P3"><text:span text:style-name="T2">Regions &amp; color information</text:span></text:p>
          </draw:text-box>
        </draw:frame>
        <draw:frame draw:style-name="gr4" draw:text-style-name="P2" xml:id="id4" draw:id="id4" draw:layer="layout" svg:width="3.441cm" svg:height="2.286cm" svg:x="12.701cm" svg:y="2.194cm">
          <draw:text-box>
            <text:p text:style-name="P1"><text:span text:style-name="T1">Image </text:span><text:span text:style-name="T1">featur</text:span><text:span text:style-name="T1">e </text:span><text:span text:style-name="T1">space </text:span><text:span text:style-name="T1">constr</text:span><text:span text:style-name="T1">uctio</text:span><text:span text:style-name="T1">n</text:span></text:p>
          </draw:text-box>
        </draw:frame>
        <draw:frame draw:style-name="gr5" draw:text-style-name="P5" xml:id="id9" draw:id="id9" draw:layer="layout" svg:width="2.54cm" svg:height="2.286cm" svg:x="20.971cm" svg:y="2.194cm">
          <draw:text-box>
            <text:p text:style-name="P1"><text:span text:style-name="T1">Object detection model</text:span></text:p>
          </draw:text-box>
        </draw:frame>
        <draw:frame draw:style-name="gr6" draw:text-style-name="P2" xml:id="id7" draw:id="id7" draw:layer="layout" svg:width="2.286cm" svg:height="1.275cm" svg:x="17.421cm" svg:y="2.7cm">
          <draw:text-box>
            <text:p text:style-name="P1"><text:span text:style-name="T1">Model learning</text:span></text:p>
          </draw:text-box>
        </draw:frame>
        <draw:frame draw:style-name="gr7" draw:text-style-name="P7" xml:id="id8" draw:id="id8" draw:layer="layout" svg:width="3.073cm" svg:height="1.554cm" svg:x="17.028cm" svg:y="0.13cm">
          <draw:text-box>
            <text:p text:style-name="P6"><text:span text:style-name="T3">Human </text:span><text:span text:style-name="T3">segmentati</text:span><text:span text:style-name="T3">on </text:span><text:span text:style-name="T3">informatio</text:span><text:span text:style-name="T3">n</text:span></text:p>
          </draw:text-box>
        </draw:frame>
        <draw:connector draw:style-name="gr8" draw:text-style-name="P8" draw:layer="layout" draw:line-skew="0.111cm" svg:x1="2.015cm" svg:y1="3.337cm" svg:x2="3.661cm" svg:y2="5.836cm" draw:start-shape="id1" draw:start-glue-point="1" draw:end-shape="id2" draw:end-glue-point="3" svg:d="M2015 3337h934v2499h712" svg:viewBox="0 0 1647 2500">
          <text:p/>
        </draw:connector>
        <draw:frame draw:style-name="gr6" draw:text-style-name="P2" xml:id="id2" draw:id="id2" draw:layer="layout" svg:width="3.556cm" svg:height="1.275cm" svg:x="3.661cm" svg:y="5.199cm">
          <draw:text-box>
            <text:p text:style-name="P1"><text:span text:style-name="T1">Local texture information</text:span></text:p>
          </draw:text-box>
        </draw:frame>
        <draw:frame draw:style-name="gr9" draw:text-style-name="P5" xml:id="id3" draw:id="id3" draw:layer="layout" svg:width="3.183cm" svg:height="1.275cm" svg:x="8.148cm" svg:y="5.199cm">
          <draw:text-box>
            <text:p text:style-name="P1"><text:span text:style-name="T1">Color distribution</text:span></text:p>
          </draw:text-box>
        </draw:frame>
        <draw:connector draw:style-name="gr8" draw:text-style-name="P8" draw:layer="layout" svg:x1="7.217cm" svg:y1="5.836cm" svg:x2="8.148cm" svg:y2="5.836cm" draw:start-shape="id2" draw:start-glue-point="1" draw:end-shape="id3" draw:end-glue-point="3" svg:d="M7217 5836h931" svg:viewBox="0 0 932 1">
          <text:p/>
        </draw:connector>
        <draw:connector draw:style-name="gr8" draw:text-style-name="P8" draw:layer="layout" draw:line-skew="-0.284cm" svg:x1="11.331cm" svg:y1="5.836cm" svg:x2="12.701cm" svg:y2="3.337cm" draw:start-shape="id3" draw:start-glue-point="1" draw:end-shape="id4" draw:end-glue-point="3" svg:d="M11331 5836h401v-2499h969" svg:viewBox="0 0 1371 2500">
          <text:p/>
        </draw:connector>
        <draw:connector draw:style-name="gr10" draw:text-style-name="P8" draw:layer="layout" svg:x1="2.015cm" svg:y1="3.337cm" svg:x2="5.46cm" svg:y2="3.337cm" draw:start-shape="id1" draw:start-glue-point="1" draw:end-shape="id5" svg:d="M2015 3337h3445" svg:viewBox="0 0 3446 1">
          <text:p/>
        </draw:connector>
        <draw:connector draw:style-name="gr10" draw:text-style-name="P8" draw:layer="layout" draw:line-skew="-0.879cm" svg:x1="2.015cm" svg:y1="3.337cm" svg:x2="5.656cm" svg:y2="0.84cm" draw:start-shape="id1" draw:start-glue-point="1" draw:end-shape="id6" draw:end-glue-point="3" svg:d="M2015 3337h942v-2497h2699" svg:viewBox="0 0 3642 2498">
          <text:p/>
        </draw:connector>
        <draw:connector draw:style-name="gr11" draw:text-style-name="P1" draw:layer="layout" draw:line-skew="0.713cm" svg:x1="9.337cm" svg:y1="0.84cm" svg:x2="12.701cm" svg:y2="3.337cm" draw:start-shape="id6" draw:start-glue-point="1" draw:end-shape="id4" draw:end-glue-point="3" svg:d="M9337 840h2395v2497h969" svg:viewBox="0 0 3365 2498">
          <text:p/>
        </draw:connector>
        <draw:connector draw:style-name="gr11" draw:text-style-name="P1" draw:layer="layout" svg:x1="9.532cm" svg:y1="3.337cm" svg:x2="12.701cm" svg:y2="3.337cm" draw:start-shape="id5" draw:start-glue-point="1" draw:end-shape="id4" draw:end-glue-point="3" svg:d="M9532 3337h3169" svg:viewBox="0 0 3170 1">
          <text:p/>
        </draw:connector>
        <draw:connector draw:style-name="gr12" draw:text-style-name="P8" draw:layer="layout" draw:type="line" svg:x1="16.142cm" svg:y1="3.337cm" svg:x2="17.421cm" svg:y2="3.337cm" draw:start-shape="id4" draw:start-glue-point="1" draw:end-shape="id7" draw:end-glue-point="3" svg:d="M16142 3337h1279" svg:viewBox="0 0 1280 1">
          <text:p/>
        </draw:connector>
        <draw:connector draw:style-name="gr12" draw:text-style-name="P8" draw:layer="layout" draw:type="line" svg:x1="18.564cm" svg:y1="1.684cm" svg:x2="18.564cm" svg:y2="2.7cm" draw:start-shape="id8" draw:start-glue-point="2" draw:end-shape="id7" draw:end-glue-point="0" svg:d="M18564 1684v1016" svg:viewBox="0 0 1 1017">
          <text:p/>
        </draw:connector>
        <draw:connector draw:style-name="gr12" draw:text-style-name="P8" draw:layer="layout" draw:type="line" svg:x1="19.707cm" svg:y1="3.337cm" svg:x2="20.971cm" svg:y2="3.337cm" draw:start-shape="id7" draw:start-glue-point="1" draw:end-shape="id9" draw:end-glue-point="3" svg:d="M19707 3337h1264" svg:viewBox="0 0 126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Latin Modern Math" svg:font-family="'Latin Modern Math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true" draw:auto-grow-width="true" draw:fit-to-size="shrink-to-fit" style:shrink-to-fit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622cm" fo:page-height="6.6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7:49:45.180926277</meta:creation-date>
    <dc:date>2019-09-18T16:57:56.154322230</dc:date>
    <meta:editing-duration>PT8H58M12S</meta:editing-duration>
    <meta:editing-cycles>17</meta:editing-cycles>
    <meta:generator>LibreOffice/6.0.7.3$Linux_X86_64 LibreOffice_project/00m0$Build-3</meta:generator>
    <meta:document-statistic meta:object-count="19"/>
  </office:meta>
</office:document-meta>
</file>